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1.oxt&#13;Update file created : curly_de-DE.update.xml&#13;&#13;06.04.2021 16:45:3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1.oxt&#13;Update file created : curly_de-DE-A.update.xml&#13;&#13;06.04.2021 16:32: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1.oxt&#13;Update file created : curly_de-DE-L.update.xml&#13;&#13;06.04.2021 16:33: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3561825149583524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942180042529204673" text:style-name="L2">
        <text:list-item>
          <text:p text:style-name="P48">Version 2.1.2 :</text:p>
        </text:list-item>
      </text:list>
      <text:list xml:id="list8088783488752217761" text:style-name="L3">
        <text:list-item>
          <text:list>
            <text:list-item>
              <text:p text:style-name="P49">Localized help : resolved non-functional hyperlink due to API incompatibility introduced by Apache OpenOffice 4.1 (and LibreOffice 4.0).</text:p>
            </text:list-item>
          </text:list>
        </text:list-item>
      </text:list>
      <text:list xml:id="list36666215" text:continue-list="list7942180042529204673" text:style-name="L2">
        <text:list-item>
          <text:p text:style-name="P48">Version 2.1.1 :</text:p>
        </text:list-item>
      </text:list>
      <text:list xml:id="list82349327004655499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681087" text:continue-list="list36666215" text:style-name="L2">
        <text:list-item>
          <text:p text:style-name="P48">Version 2.1.0 :</text:p>
        </text:list-item>
      </text:list>
      <text:list xml:id="list766223524721749287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673006" text:continue-list="list36681087" text:style-name="L2">
        <text:list-item>
          <text:p text:style-name="P48">Version 2.0.0 :</text:p>
        </text:list-item>
      </text:list>
      <text:list xml:id="list640714142496281398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690417" text:continue-list="list36673006" text:style-name="L2">
        <text:list-item>
          <text:p text:style-name="P48">Version 1.5.3 :</text:p>
        </text:list-item>
      </text:list>
      <text:list xml:id="list256515739088206488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58545808687718094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55719661798695659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0305127423156613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63069577567743404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03391037905761983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06066895112140798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14999539719045195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97906436941390070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27021579263319822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75311623562375458" text:style-name="L17">
        <text:list-item>
          <text:p text:style-name="P63">Arg1 : <text:span text:style-name="InstructionMacro">String</text:span> : mandatory, type of control used for the button</text:p>
        </text:list-item>
      </text:list>
      <text:list xml:id="list883561205622515880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6926163266284729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64846919884123724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39491550546168435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19195656379603400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35147853588012856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02838060056945838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7093418713518417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6678851729510455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4430471394165459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08771915214010304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22210240070419775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69552305215525507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5566756186262230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2286599965420017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10667416854397941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8788153356336386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21082826198581153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1393776304633838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35965831160532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625337813627663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69448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48240473874938572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2062413272864528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22922149561844569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1</dc:date>
     <text:p>internal</text:p>
     <text:p>Page2</text:p>
     <text:p/>
    </office:annotation>Paragraph styles</text:p>
      <text:p text:style-name="P28"><office:annotation>
     <dc:creator>BM</dc:creator>
     <dc:date>2008-03-13T00:00:00.21</dc:date>
     <text:p>internal</text:p>
     <text:p>Page7</text:p>
     <text:p/>
    </office:annotation>Hyperlinks</text:p>
      <text:p text:style-name="hlp_5f_paragraph"><text:span text:style-name="T14"><office:annotation>
      <dc:creator>BM</dc:creator>
      <dc:date>2008-03-13T00:00:00.21</dc:date>
      <text:p>internal</text:p>
      <text:p>Page3</text:p>
      <text:p/>
     </office:annotation></text:span><text:span text:style-name="T14">Text formatting</text:span></text:p>
      <text:p text:style-name="P28"><office:annotation>
     <dc:creator>BM</dc:creator>
     <dc:date>2008-03-26T00:00:00.2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2</dc:date>
     <text:p>external</text:p>
     <text:p>text/swriter/main0210.xhp</text:p>
     <text:p/>
    </office:annotation><text:span text:style-name="T14">Preview topic</text:span> </text:p>
      <text:p text:style-name="hlp_5f_paragraph">This hyperlink displays <text:s/><office:annotation>
     <dc:creator>BM</dc:creator>
     <dc:date>2008-03-15T00:00:00.2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684878" text:continue-list="list241393776304633838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667672" text:continue-list="list3669448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3</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24</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24</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694664" text:continue-list="list3668487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667780" text:continue-list="list36694664" text:style-name="hlp_5f_tag">
        <text:list-item>
          <text:p text:style-name="P84">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694696" text:continue-list="list36667672"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695345"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672300"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676135"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672866"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680287" text:continue-list="list36667780" text:style-name="hlp_5f_tag">
        <text:list-item>
          <text:p text:style-name="P84">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680151" text:continue-list="list36672866"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68399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665733"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680865"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688219"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6690097" text:continue-list="list36680287" text:style-name="hlp_5f_tag">
        <text:list-item>
          <text:p text:style-name="P84">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672269" text:continue-list="list36688219"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665355"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683085"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68365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665049"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text:soft-page-break/></text:p>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7" meta:character-count="8721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1")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